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10"/>
    <style:style style:name="P9" style:family="paragraph" style:parent-style-name="Standard" style:list-style-name="L12"/>
    <style:style style:name="P10" style:family="paragraph" style:parent-style-name="Standard" style:list-style-name="L14"/>
    <style:style style:name="P11" style:family="paragraph" style:parent-style-name="Standard" style:list-style-name="L16"/>
    <style:style style:name="P12" style:family="paragraph" style:parent-style-name="Standard" style:list-style-name="L18"/>
    <style:style style:name="P13" style:family="paragraph" style:parent-style-name="Standard" style:list-style-name="L20"/>
    <style:style style:name="P14" style:family="paragraph" style:parent-style-name="Standard" style:list-style-name="L22"/>
    <style:style style:name="P15" style:family="paragraph" style:parent-style-name="Standard" style:list-style-name="L24"/>
    <style:style style:name="P16" style:family="paragraph" style:parent-style-name="Standard" style:list-style-name="L23"/>
    <style:style style:name="P17" style:family="paragraph" style:parent-style-name="Text_20_body" style:list-style-name="L1"/>
    <style:style style:name="P18" style:family="paragraph" style:parent-style-name="Text_20_body" style:list-style-name="L9"/>
    <style:style style:name="P19" style:family="paragraph" style:parent-style-name="Text_20_body" style:list-style-name="L11"/>
    <style:style style:name="P20" style:family="paragraph" style:parent-style-name="Text_20_body" style:list-style-name="L13"/>
    <style:style style:name="P21" style:family="paragraph" style:parent-style-name="Text_20_body" style:list-style-name="L15"/>
    <style:style style:name="P22" style:family="paragraph" style:parent-style-name="Text_20_body" style:list-style-name="L17"/>
    <style:style style:name="P23" style:family="paragraph" style:parent-style-name="Text_20_body" style:list-style-name="L19"/>
    <style:style style:name="P24" style:family="paragraph" style:parent-style-name="Text_20_body" style:list-style-name="L21"/>
    <style:style style:name="P25" style:family="paragraph" style:parent-style-name="Text_20_body" style:list-style-name="L26"/>
    <style:style style:name="P26" style:family="paragraph" style:parent-style-name="Text_20_body" style:list-style-name="L27"/>
    <style:style style:name="P27" style:family="paragraph" style:parent-style-name="Text_20_body" style:list-style-name="L2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 de Cobertura</text:h>
      <text:p text:style-name="Standard"/>
      <text:p text:style-name="Standard">Representa el conjunto de planes de cobertura médica de las Obras Sociales y Prepagas. </text:p>
      <text:p text:style-name="Standard"/>
      <text:h text:style-name="Heading_20_2" text:outline-level="2">Atributos</text:h>
      <text:p text:style-name="Text_20_body"/>
      <text:list xml:id="list17378444631" text:style-name="L1">
        <text:list-item>
          <text:p text:style-name="P17">nro plan: <text:s/>número que identifica los planes de una Entidad Financiera.</text:p>
        </text:list-item>
        <text:list-item>
          <text:p text:style-name="P17">nombre: nombre del plan.</text:p>
        </text:list-item>
      </text:list>
      <text:p text:style-name="Standard"/>
      <text:h text:style-name="Heading_20_2" text:outline-level="2">Identificador</text:h>
      <text:p text:style-name="Standard"/>
      <text:p text:style-name="Standard">Posee dependencia de id con Entidad Financiadora, la cual es la entidad que brinda el plan de cobertura médica.</text:p>
      <text:list xml:id="list315051556" text:style-name="L2">
        <text:list-item>
          <text:p text:style-name="P1">Clave parcial : nro plan.</text:p>
        </text:list-item>
      </text:list>
      <text:p text:style-name="Standard"/>
      <text:p text:style-name="Standard"/>
      <text:h text:style-name="Heading_20_1" text:outline-level="1"><text:s/>Entidad Financiera</text:h>
      <text:p text:style-name="Standard"/>
      <text:p text:style-name="Standard">Representa el conjunto de entidades financieras ya sean prepagas u obras sociales.</text:p>
      <text:p text:style-name="Standard"/>
      <text:h text:style-name="Heading_20_2" text:outline-level="2">Atributos</text:h>
      <text:p text:style-name="Standard"/>
      <text:p text:style-name="Standard">codigo_entidad</text:p>
      <text:p text:style-name="Standard"/>
      <text:p text:style-name="Standard">nombre</text:p>
      <text:p text:style-name="Standard"/>
      <text:h text:style-name="Heading_20_2" text:outline-level="2">Identificador</text:h>
      <text:p text:style-name="Text_20_body"/>
      <text:h text:style-name="Heading_20_1" text:outline-level="1">Facturación</text:h>
      <text:p text:style-name="Standard"/>
      <text:p text:style-name="Standard">Representa el conjunto de las facturaciones cobradas a la entidad financiadora que cubre al paciente por realizarle un determinado procedimiento médico. </text:p>
      <text:p text:style-name="Standard"/>
      <text:h text:style-name="Heading_20_2" text:outline-level="2">Atributos</text:h>
      <text:p text:style-name="Text_20_body"/>
      <text:list xml:id="list2104923405" text:style-name="L3">
        <text:list-item>
          <text:p text:style-name="P2">monto: dinero que debe abonarla entidad financiadora por un procedimiento médico. </text:p>
        </text:list-item>
        <text:list-item>
          <text:p text:style-name="P2">nro facturación: <text:s/>número que identifica una entidad facturación.</text:p>
        </text:list-item>
      </text:list>
      <text:p text:style-name="Standard"><text:soft-page-break/></text:p>
      <text:h text:style-name="Heading_20_2" text:outline-level="2">Identificador</text:h>
      <text:list xml:id="list290276004" text:style-name="L4">
        <text:list-item>
          <text:p text:style-name="P3">nro facturación</text:p>
        </text:list-item>
      </text:list>
      <text:h text:style-name="Heading_20_1" text:outline-level="1"/>
      <text:h text:style-name="Heading_20_1" text:outline-level="1">Paciente</text:h>
      <text:p text:style-name="Standard"/>
      <text:p text:style-name="Standard">Representa el conjunto de personas que se atienden en el hospital ya sean pacientes ambulatorios o de internación.</text:p>
      <text:p text:style-name="Standard"/>
      <text:h text:style-name="Heading_20_2" text:outline-level="2">Atributos</text:h>
      <text:p text:style-name="Standard"/>
      <text:list xml:id="list1047865831" text:style-name="L5">
        <text:list-item>
          <text:p text:style-name="P4">Id paciente: número que identifica a cada paciente.</text:p>
        </text:list-item>
        <text:list-item>
          <text:p text:style-name="P4">Nombre: nombre del paciente.</text:p>
        </text:list-item>
        <text:list-item>
          <text:p text:style-name="P4">Apellido1: apellido paterno del paciente.</text:p>
        </text:list-item>
        <text:list-item>
          <text:p text:style-name="P4">Apellido2: apellido de casada.</text:p>
        </text:list-item>
        <text:list-item>
          <text:p text:style-name="P4">tipo documento: documento nacional de identidad, libreta de enrolamiento, libreta cívica, cedula de identidad.</text:p>
        </text:list-item>
        <text:list-item>
          <text:p text:style-name="P4">nro documento: número asociado al tipo de documento del atributo anterior.</text:p>
        </text:list-item>
        <text:list-item>
          <text:p text:style-name="P4">condición IVA: condición ante IVA: Responsable Inscripto , Consumidor Final , Responsable No inscripto , Exento , Monotributo , No Responsable. </text:p>
        </text:list-item>
      </text:list>
      <text:p text:style-name="Standard"/>
      <text:h text:style-name="Heading_20_2" text:outline-level="2">Identificador</text:h>
      <text:list xml:id="list2176102099" text:style-name="L6">
        <text:list-item>
          <text:p text:style-name="P5">Id paciente</text:p>
        </text:list-item>
      </text:list>
      <text:p text:style-name="Text_20_body"/>
      <text:h text:style-name="Heading_20_1" text:outline-level="1">Historia Clínica</text:h>
      <text:p text:style-name="Standard"/>
      <text:p text:style-name="Standard">Representa el conjunto de las facturaciones cobradas a la entidad financiadora que cubre al paciente por realizarle un determinado procedimiento médico. </text:p>
      <text:p text:style-name="Standard"/>
      <text:h text:style-name="Heading_20_2" text:outline-level="2">Atributos</text:h>
      <text:p text:style-name="Standard"/>
      <text:list xml:id="list130688634" text:continue-list="list1047865831" text:style-name="L5">
        <text:list-item>
          <text:p text:style-name="P4">Nro : número que identifica unívocamente cada historia médica.</text:p>
        </text:list-item>
        <text:list-item>
          <text:p text:style-name="P4">Datos paciente: datos estáticos del paciente como fecha de nacimiento, altura, tipo de sangre, etc.</text:p>
        </text:list-item>
      </text:list>
      <text:p text:style-name="Standard"/>
      <text:h text:style-name="Heading_20_2" text:outline-level="2">Identificador</text:h>
      <text:list xml:id="list1517822472" text:style-name="L7">
        <text:list-item>
          <text:p text:style-name="P6">nro</text:p>
        </text:list-item>
      </text:list>
      <text:p text:style-name="Text_20_body"/>
      <text:h text:style-name="Heading_20_1" text:outline-level="1"><text:soft-page-break/>Episodio</text:h>
      <text:p text:style-name="Standard"/>
      <text:p text:style-name="Standard">Conjunto de episodios médicos que componen una historia clínica.</text:p>
      <text:p text:style-name="Standard"/>
      <text:h text:style-name="Heading_20_2" text:outline-level="2">Atributos</text:h>
      <text:p text:style-name="Standard"/>
      <text:list xml:id="list1647764537" text:style-name="L8">
        <text:list-item>
          <text:p text:style-name="P7">Código episodio: número que identifica el episodio.</text:p>
        </text:list-item>
        <text:list-item>
          <text:p text:style-name="P7">Fecha: fecha en que se creo el episodio.</text:p>
        </text:list-item>
        <text:list-item>
          <text:p text:style-name="P7">Descripción: detalle del episodio médico.</text:p>
        </text:list-item>
      </text:list>
      <text:p text:style-name="Standard"/>
      <text:h text:style-name="Heading_20_2" text:outline-level="2">Identificador</text:h>
      <text:list xml:id="list166676925" text:style-name="L9">
        <text:list-item>
          <text:p text:style-name="P18">Código episodio</text:p>
        </text:list-item>
      </text:list>
      <text:p text:style-name="Text_20_body"/>
      <text:h text:style-name="Heading_20_1" text:outline-level="1">Médico</text:h>
      <text:p text:style-name="Standard"/>
      <text:p text:style-name="Standard">Conjunto de médicos profesionales del hospital.</text:p>
      <text:p text:style-name="Standard"/>
      <text:h text:style-name="Heading_20_2" text:outline-level="2">Atributos</text:h>
      <text:p text:style-name="Standard"/>
      <text:list xml:id="list1802198556" text:style-name="L10">
        <text:list-item>
          <text:p text:style-name="P8">Matrícula: numero de matrícula del médico.</text:p>
        </text:list-item>
        <text:list-item>
          <text:p text:style-name="P8">Nombre: nombre del médico.</text:p>
        </text:list-item>
        <text:list-item>
          <text:p text:style-name="P8">Apellido: apellido del médico.</text:p>
        </text:list-item>
      </text:list>
      <text:p text:style-name="Standard"/>
      <text:h text:style-name="Heading_20_2" text:outline-level="2">Identificador</text:h>
      <text:list xml:id="list548187121" text:style-name="L11">
        <text:list-item>
          <text:p text:style-name="P19">matrícula</text:p>
        </text:list-item>
      </text:list>
      <text:h text:style-name="Heading_20_1" text:outline-level="1">Indicación Médica</text:h>
      <text:p text:style-name="Standard"/>
      <text:p text:style-name="Standard">Documento creado por un médico que informa el tipo de procedimiento médico que se realizará a un paciente en una fecha y hora estimada.</text:p>
      <text:p text:style-name="Standard"/>
      <text:h text:style-name="Heading_20_2" text:outline-level="2">Atributos</text:h>
      <text:p text:style-name="Standard"/>
      <text:list xml:id="list1431083484" text:style-name="L12">
        <text:list-item>
          <text:p text:style-name="P9">Nro indicación: número que identifica <text:s/>la indicación médica.</text:p>
        </text:list-item>
        <text:list-item>
          <text:p text:style-name="P9">fecha inicio: fecha tentativa de inicio del procedimiento.</text:p>
        </text:list-item>
        <text:list-item>
          <text:p text:style-name="P9">hora inicio: hora tentativa de inicio del procedimiento.</text:p>
        </text:list-item>
        <text:list-item>
          <text:p text:style-name="P9">tipo anestesia: general o parcial.</text:p>
        </text:list-item>
        <text:list-item>
          <text:p text:style-name="P9">tiempo anestesia: tiempo estimado de duración de la anestesia.</text:p>
        </text:list-item>
      </text:list>
      <text:p text:style-name="Standard"/>
      <text:h text:style-name="Heading_20_2" text:outline-level="2"><text:soft-page-break/>Identificador</text:h>
      <text:list xml:id="list433116312" text:style-name="L13">
        <text:list-item>
          <text:p text:style-name="P20">Nro indicación</text:p>
        </text:list-item>
      </text:list>
      <text:h text:style-name="Heading_20_1" text:outline-level="1">Tipo Procedimiento Médico</text:h>
      <text:p text:style-name="Standard"/>
      <text:p text:style-name="Standard">Representa el conjunto prestaciones médicas que se realizan en el hospital.</text:p>
      <text:p text:style-name="Standard"/>
      <text:h text:style-name="Heading_20_2" text:outline-level="2">Atributos</text:h>
      <text:p text:style-name="Standard"/>
      <text:list xml:id="list1564397992" text:style-name="L14">
        <text:list-item>
          <text:p text:style-name="P10">Cod cpt: código que identifica el procedimiento.</text:p>
        </text:list-item>
        <text:list-item>
          <text:p text:style-name="P10">Nombre: nombre del procedimiento médico.</text:p>
        </text:list-item>
        <text:list-item>
          <text:p text:style-name="P10">Duración: duración estimada del mismo.</text:p>
        </text:list-item>
        <text:list-item>
          <text:p text:style-name="P10">Técnica: técnica utilizada para el procedimiento.</text:p>
        </text:list-item>
      </text:list>
      <text:p text:style-name="Standard"/>
      <text:h text:style-name="Heading_20_2" text:outline-level="2">Identificador</text:h>
      <text:list xml:id="list450682840" text:style-name="L15">
        <text:list-item>
          <text:p text:style-name="P21">Cod cpt</text:p>
        </text:list-item>
      </text:list>
      <text:h text:style-name="Heading_20_1" text:outline-level="1">Solicitud Tentativa</text:h>
      <text:p text:style-name="Standard"/>
      <text:p text:style-name="Standard">Representa el conjunto de solicitudes médicas asociadas a una indicación médica.</text:p>
      <text:p text:style-name="Standard"/>
      <text:h text:style-name="Heading_20_2" text:outline-level="2">Atributos</text:h>
      <text:p text:style-name="Standard"/>
      <text:list xml:id="list1766643151" text:style-name="L16">
        <text:list-item>
          <text:p text:style-name="P11">Nro solicitud: número que identifica la solicitud.</text:p>
        </text:list-item>
        <text:list-item>
          <text:p text:style-name="P11">Estado: provisoria, en tabla, anulada, finalizada.</text:p>
        </text:list-item>
      </text:list>
      <text:p text:style-name="Standard"/>
      <text:h text:style-name="Heading_20_2" text:outline-level="2">Identificador</text:h>
      <text:list xml:id="list1843866678" text:style-name="L17">
        <text:list-item>
          <text:p text:style-name="P22">Nro solicitud</text:p>
        </text:list-item>
      </text:list>
      <text:h text:style-name="Heading_20_1" text:outline-level="1">Turno</text:h>
      <text:p text:style-name="Standard"/>
      <text:p text:style-name="Standard">Representa el conjunto de turnos vigentes del fixture de quirófanos. <text:s/></text:p>
      <text:p text:style-name="Standard"/>
      <text:h text:style-name="Heading_20_2" text:outline-level="2">Atributos</text:h>
      <text:p text:style-name="Standard"/>
      <text:list xml:id="list2160781716" text:style-name="L18">
        <text:list-item>
          <text:p text:style-name="P12">Fecha inicio: fecha de inicio del turno.</text:p>
        </text:list-item>
        <text:list-item>
          <text:p text:style-name="P12">hora inicio: hora de inicio del turno.</text:p>
        </text:list-item>
        <text:list-item>
          <text:p text:style-name="P12">fecha fin: fecha en que finaliza el turno.</text:p>
        </text:list-item>
        <text:list-item>
          <text:p text:style-name="P12">hora fin: hora de fin del turno.</text:p>
        </text:list-item>
      </text:list>
      <text:p text:style-name="Standard"/>
      <text:h text:style-name="Heading_20_2" text:outline-level="2"><text:soft-page-break/>Identificador</text:h>
      <text:p text:style-name="Text_20_body"/>
      <text:p text:style-name="Text_20_body">Tiene dependencia de id con la entidad Quirófano.</text:p>
      <text:p text:style-name="Text_20_body">Claves Parciales:</text:p>
      <text:list xml:id="list1166421534" text:style-name="L19">
        <text:list-item>
          <text:p text:style-name="P23">fecha inicio.</text:p>
        </text:list-item>
        <text:list-item>
          <text:p text:style-name="P23">hora inicio.</text:p>
        </text:list-item>
      </text:list>
      <text:p text:style-name="Text_20_body"/>
      <text:h text:style-name="Heading_20_1" text:outline-level="1">Turno Anulado</text:h>
      <text:p text:style-name="Standard"/>
      <text:p text:style-name="Standard">Representa el conjunto de turnos anulados del fixture de quirófanos.</text:p>
      <text:p text:style-name="Standard"/>
      <text:h text:style-name="Heading_20_2" text:outline-level="2">Atributos</text:h>
      <text:p text:style-name="Standard"/>
      <text:list xml:id="list1173207876" text:style-name="L20">
        <text:list-item>
          <text:p text:style-name="P13">Id: número que identifica el turno anulado.</text:p>
        </text:list-item>
        <text:list-item>
          <text:p text:style-name="P13">Fecha: fecha de inicio del turno anulado.</text:p>
        </text:list-item>
        <text:list-item>
          <text:p text:style-name="P13">Hora: hora de inicio del turno anulado.</text:p>
        </text:list-item>
      </text:list>
      <text:p text:style-name="Standard"/>
      <text:h text:style-name="Heading_20_2" text:outline-level="2">Identificador</text:h>
      <text:list xml:id="list1241284654" text:style-name="L21">
        <text:list-item>
          <text:p text:style-name="P24">Id</text:p>
        </text:list-item>
      </text:list>
      <text:p text:style-name="Text_20_body"/>
      <text:h text:style-name="Heading_20_1" text:outline-level="1">Quirófano</text:h>
      <text:p text:style-name="Standard"/>
      <text:p text:style-name="Standard">Representa el conjunto de quirófanos del hospital.</text:p>
      <text:p text:style-name="Standard"/>
      <text:h text:style-name="Heading_20_2" text:outline-level="2">Atributos</text:h>
      <text:p text:style-name="Standard"/>
      <text:list xml:id="list1200513648" text:style-name="L22">
        <text:list-item>
          <text:p text:style-name="P14">Nro quirófano: número que identifica a un quirófano del hospital.</text:p>
        </text:list-item>
        <text:list-item>
          <text:p text:style-name="P14">Piso: número de piso donde se encuentra el quirófano.</text:p>
        </text:list-item>
        <text:list-item>
          <text:p text:style-name="P14">Sector: sector del hospital donde se encuentra el quirófano.</text:p>
        </text:list-item>
        <text:list-item>
          <text:p text:style-name="P14">Hora inicio: hora de apertura del quirófano.</text:p>
        </text:list-item>
        <text:list-item>
          <text:p text:style-name="P14">hora fin: hora de cierra del quirófano.</text:p>
        </text:list-item>
      </text:list>
      <text:p text:style-name="Standard"/>
      <text:h text:style-name="Heading_20_2" text:outline-level="2">Identificador</text:h>
      <text:list xml:id="list785196783" text:style-name="L26">
        <text:list-item>
          <text:p text:style-name="P25">Nro quirófano</text:p>
          <text:p text:style-name="P25"/>
        </text:list-item>
      </text:list>
      <text:h text:style-name="Heading_20_1" text:outline-level="1"><text:soft-page-break/>Condición</text:h>
      <text:p text:style-name="Standard"/>
      <text:p text:style-name="Standard">Representa el conjunto de condiciones requeridas para realizar procedimientos médico.</text:p>
      <text:p text:style-name="Standard"/>
      <text:h text:style-name="Heading_20_2" text:outline-level="2">Atributos</text:h>
      <text:p text:style-name="Standard"/>
      <text:list xml:id="list1832696294" text:continue-list="list1200513648" text:style-name="L22">
        <text:list-item>
          <text:p text:style-name="P14">Código condición: número que identifica una condición.</text:p>
        </text:list-item>
        <text:list-item>
          <text:p text:style-name="P14">Descripción: detalle de la condición .</text:p>
        </text:list-item>
      </text:list>
      <text:p text:style-name="Standard"/>
      <text:h text:style-name="Heading_20_2" text:outline-level="2">Identificador</text:h>
      <text:list xml:id="list879812884" text:style-name="L23">
        <text:list-item>
          <text:p text:style-name="P16">Código condición</text:p>
        </text:list-item>
      </text:list>
      <text:p text:style-name="Text_20_body"/>
      <text:h text:style-name="Heading_20_1" text:outline-level="1">Recurso</text:h>
      <text:p text:style-name="Standard"/>
      <text:p text:style-name="Standard">Representa el conjunto de recursos que se utilizan en los procedimientos médicos.</text:p>
      <text:p text:style-name="Standard"/>
      <text:h text:style-name="Heading_20_2" text:outline-level="2">Atributos</text:h>
      <text:p text:style-name="Standard"/>
      <text:list xml:id="list429157621" text:continue-list="list1832696294" text:style-name="L22">
        <text:list-item>
          <text:p text:style-name="P14">Código recurso: codigo que identifica el recurso.</text:p>
        </text:list-item>
        <text:list-item>
          <text:p text:style-name="P14">nombre: nombre del recurso.</text:p>
        </text:list-item>
      </text:list>
      <text:p text:style-name="Standard"/>
      <text:h text:style-name="Heading_20_2" text:outline-level="2">Identificador</text:h>
      <text:list xml:id="list1235933291" text:style-name="L24">
        <text:list-item>
          <text:p text:style-name="P15">Código recurso</text:p>
        </text:list-item>
      </text:list>
      <text:h text:style-name="Heading_20_1" text:outline-level="1"/>
      <text:p text:style-name="Text_20_body"/>
      <text:h text:style-name="Heading_20_1" text:outline-level="1">Interrelaciones</text:h>
      <text:h text:style-name="Heading_20_1" text:outline-level="1">Provisto Por</text:h>
      <text:p text:style-name="Text_20_body">Relaciona el plan de cobertura con la entidad financiadora que lo provee.</text:p>
      <text:h text:style-name="Heading_20_1" text:outline-level="1">Facturada a</text:h>
      <text:p text:style-name="Text_20_body">Relaciona la facturación con el plan de cobertura que cubrirá el importe de la misma.</text:p>
      <text:h text:style-name="Heading_20_1" text:outline-level="1">Tiene</text:h>
      <text:p text:style-name="Text_20_body">Relaciona un paciente con los planes de coberturas a los cuales está afiliado.</text:p>
      <text:h text:style-name="Heading_20_2" text:outline-level="2"><text:soft-page-break/>Atributos</text:h>
      <text:list xml:id="list1473436175" text:style-name="L27">
        <text:list-item>
          <text:p text:style-name="P26">Tipo Beneficiario: Titula , Carga, o Pendiente. </text:p>
        </text:list-item>
        <text:list-item>
          <text:p text:style-name="P26">nro afiliado: número que identifica al paciente en el padrón de la entidad financiadora.</text:p>
        </text:list-item>
        <text:list-item>
          <text:p text:style-name="P26">tipo de extensión: Total o Parcial.</text:p>
        </text:list-item>
      </text:list>
      <text:h text:style-name="Heading_20_1" text:outline-level="1">Forma parte de</text:h>
      <text:p text:style-name="Text_20_body">Relaciona una historia clínica con los episodios que la componen.</text:p>
      <text:h text:style-name="Heading_20_1" text:outline-level="1">Firmada Por</text:h>
      <text:p text:style-name="Text_20_body">Relaciona un episodio de la historia clínica con el médico que lo firmó.</text:p>
      <text:h text:style-name="Heading_20_1" text:outline-level="1">Factura</text:h>
      <text:p text:style-name="Text_20_body">Relaciona una facturación con la indicación médica por la cual se factura.</text:p>
      <text:h text:style-name="Heading_20_1" text:outline-level="1">Historia de</text:h>
      <text:p text:style-name="Text_20_body">Relaciona un paciente con su historia clínica.</text:p>
      <text:h text:style-name="Heading_20_1" text:outline-level="1">Cubre</text:h>
      <text:p text:style-name="Text_20_body">Relaciona un plan de cobertura con los tipos de procedimientos médicos que cubre.</text:p>
      <text:h text:style-name="Heading_20_2" text:outline-level="2">Atributos</text:h>
      <text:list xml:id="list633416289" text:style-name="L28">
        <text:list-item>
          <text:p text:style-name="P27">Monto copago: importe que paga el paciente por el procedimiento médico.</text:p>
        </text:list-item>
        <text:list-item>
          <text:p text:style-name="P27">Bono: valor del bono que otorga el plan de cobertura médica.</text:p>
        </text:list-item>
        <text:list-item>
          <text:p text:style-name="P27">Autorización: autorización que brinda el plan para el procedimiento médico.</text:p>
        </text:list-item>
      </text:list>
      <text:p text:style-name="Text_20_body"/>
      <text:h text:style-name="Heading_20_1" text:outline-level="1">Requiere</text:h>
      <text:p text:style-name="Text_20_body">Relaciona un tipo de procedimiento médico con los recursos necesarios para realizarlo.</text:p>
      <text:h text:style-name="Heading_20_1" text:outline-level="1">Condiciones necesarias</text:h>
      <text:p text:style-name="Text_20_body">Relaciona un tipo de procedimiento médico con las condiciones que el paciente debe cumplir para poder realizarle el procedimiento.</text:p>
      <text:h text:style-name="Heading_20_1" text:outline-level="1">Para Realizar</text:h>
      <text:p text:style-name="Text_20_body">Relaciona una indicación médica con el procedimiento médico asociado.</text:p>
      <text:h text:style-name="Heading_20_1" text:outline-level="1">Realizada Por</text:h>
      <text:p text:style-name="Text_20_body">Relaciona la indicación médica con el médico que la emitió.</text:p>
      <text:h text:style-name="Heading_20_1" text:outline-level="1"><text:soft-page-break/>Para Paciente</text:h>
      <text:p text:style-name="Text_20_body">Relaciona la indicación médica con el paciente para el cual va dirigida.</text:p>
      <text:h text:style-name="Heading_20_1" text:outline-level="1">Para Solicitar</text:h>
      <text:p text:style-name="Text_20_body">Relaciona la indicación médica con la solicitud médica asociada.</text:p>
      <text:h text:style-name="Heading_20_1" text:outline-level="1">Para Solicitud</text:h>
      <text:p text:style-name="Text_20_body">Relaciona una solicitud tentativa con el turno asignado en caso de encontrarse “en tabla”.</text:p>
      <text:h text:style-name="Heading_20_1" text:outline-level="1">Solicitud de Anulado</text:h>
      <text:p text:style-name="Text_20_body">Relaciona un turno anulado con la solicitud que le dio origen.</text:p>
      <text:h text:style-name="Heading_20_1" text:outline-level="1">Reserva</text:h>
      <text:p text:style-name="Text_20_body">Relaciona un turno vigente con el quirófano que reserva.</text:p>
      <text:h text:style-name="Heading_20_1" text:outline-level="1">Reserva Anulado</text:h>
      <text:p text:style-name="Text_20_body">Relaciona un turno anulado con el quirófano que reservab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2-04-27T20:38:28</meta:creation-date>
    <dc:date>2012-05-01T19:51:06</dc:date>
    <dc:creator>Fernando </dc:creator>
    <meta:editing-duration>PT2H17M20S</meta:editing-duration>
    <meta:editing-cycles>11</meta:editing-cycles>
    <meta:generator>LibreOffice/3.5$Linux_X86_64 LibreOffice_project/350m1$Build-202</meta:generator>
    <meta:document-statistic meta:table-count="0" meta:image-count="0" meta:object-count="0" meta:page-count="8" meta:paragraph-count="171" meta:word-count="1030" meta:character-count="6611" meta:non-whitespace-character-count="5806"/>
  </office:meta>
</office:document-meta>
</file>